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391" officeooo:paragraph-rsid="0012c391"/>
    </style:style>
    <style:style style:name="P2" style:family="paragraph" style:parent-style-name="Standard">
      <style:text-properties officeooo:rsid="0012c391" officeooo:paragraph-rsid="0014096c"/>
    </style:style>
    <style:style style:name="P3" style:family="paragraph" style:parent-style-name="Standard">
      <style:text-properties officeooo:rsid="00130af2" officeooo:paragraph-rsid="00130af2"/>
    </style:style>
    <style:style style:name="P4" style:family="paragraph" style:parent-style-name="Standard">
      <style:text-properties officeooo:rsid="0014096c" officeooo:paragraph-rsid="0014096c"/>
    </style:style>
    <style:style style:name="P5" style:family="paragraph" style:parent-style-name="Standard">
      <style:text-properties officeooo:rsid="0017ff09" officeooo:paragraph-rsid="0017ff09"/>
    </style:style>
    <style:style style:name="P6" style:family="paragraph" style:parent-style-name="Standard">
      <style:text-properties officeooo:rsid="00196e1c" officeooo:paragraph-rsid="00196e1c"/>
    </style:style>
    <style:style style:name="P7" style:family="paragraph" style:parent-style-name="Standard">
      <style:text-properties officeooo:rsid="001ab3b0" officeooo:paragraph-rsid="001ab3b0"/>
    </style:style>
    <style:style style:name="P8" style:family="paragraph" style:parent-style-name="Standard">
      <style:text-properties officeooo:rsid="001e7c75" officeooo:paragraph-rsid="001e7c75"/>
    </style:style>
    <style:style style:name="P9" style:family="paragraph" style:parent-style-name="Standard">
      <style:text-properties style:text-underline-style="solid" style:text-underline-width="auto" style:text-underline-color="font-color" officeooo:rsid="001e7c75" officeooo:paragraph-rsid="001e7c75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ac893" officeooo:paragraph-rsid="002ac893" style:font-weight-asian="normal" style:font-weight-complex="normal"/>
    </style:style>
    <style:style style:name="P11" style:family="paragraph" style:parent-style-name="Standard">
      <style:text-properties officeooo:rsid="00200041" officeooo:paragraph-rsid="00200041"/>
    </style:style>
    <style:style style:name="P12" style:family="paragraph" style:parent-style-name="Standard">
      <style:text-properties officeooo:rsid="00200493" officeooo:paragraph-rsid="00200493"/>
    </style:style>
    <style:style style:name="P13" style:family="paragraph" style:parent-style-name="Standard">
      <style:text-properties officeooo:rsid="0024d8cf" officeooo:paragraph-rsid="0024d8cf"/>
    </style:style>
    <style:style style:name="P14" style:family="paragraph" style:parent-style-name="Standard">
      <style:text-properties fo:font-weight="bold" officeooo:rsid="0024d8cf" officeooo:paragraph-rsid="0024d8cf" style:font-weight-asian="bold" style:font-weight-complex="bold"/>
    </style:style>
    <style:style style:name="P15" style:family="paragraph" style:parent-style-name="Standard">
      <style:text-properties fo:font-weight="normal" officeooo:rsid="00253d83" officeooo:paragraph-rsid="00253d83" style:font-weight-asian="normal" style:font-weight-complex="normal"/>
    </style:style>
    <style:style style:name="P16" style:family="paragraph" style:parent-style-name="Standard">
      <style:text-properties fo:font-weight="normal" officeooo:rsid="00273566" officeooo:paragraph-rsid="00273566" style:font-weight-asian="normal" style:font-weight-complex="normal"/>
    </style:style>
    <style:style style:name="P17" style:family="paragraph" style:parent-style-name="Standard">
      <style:text-properties fo:font-weight="normal" officeooo:rsid="0027d722" officeooo:paragraph-rsid="0027d722" style:font-weight-asian="normal" style:font-weight-complex="normal"/>
    </style:style>
    <style:style style:name="P18" style:family="paragraph" style:parent-style-name="Standard">
      <style:text-properties fo:font-weight="normal" officeooo:rsid="0029082b" officeooo:paragraph-rsid="0029082b" style:font-weight-asian="normal" style:font-weight-complex="normal"/>
    </style:style>
    <style:style style:name="P19" style:family="paragraph" style:parent-style-name="Standard">
      <style:text-properties fo:font-weight="normal" officeooo:rsid="002ac893" officeooo:paragraph-rsid="002ac893" style:font-weight-asian="normal" style:font-weight-complex="normal"/>
    </style:style>
    <style:style style:name="P20" style:family="paragraph" style:parent-style-name="Standard">
      <style:text-properties fo:font-weight="normal" officeooo:rsid="002c4240" officeooo:paragraph-rsid="002c4240" style:font-weight-asian="normal" style:font-weight-complex="normal"/>
    </style:style>
    <style:style style:name="P21" style:family="paragraph" style:parent-style-name="Standard">
      <style:text-properties fo:font-weight="normal" officeooo:rsid="002dc433" officeooo:paragraph-rsid="002dc433" style:font-weight-asian="normal" style:font-weight-complex="normal"/>
    </style:style>
    <style:style style:name="P22" style:family="paragraph" style:parent-style-name="Standard">
      <style:text-properties fo:font-weight="normal" officeooo:rsid="002ed664" officeooo:paragraph-rsid="002ed664" style:font-weight-asian="normal" style:font-weight-complex="normal"/>
    </style:style>
    <style:style style:name="P23" style:family="paragraph" style:parent-style-name="Standard">
      <style:text-properties fo:font-weight="normal" officeooo:rsid="002f3047" officeooo:paragraph-rsid="002f3047" style:font-weight-asian="normal" style:font-weight-complex="normal"/>
    </style:style>
    <style:style style:name="P24" style:family="paragraph" style:parent-style-name="Standard">
      <style:text-properties fo:font-weight="normal" officeooo:rsid="0034d01f" officeooo:paragraph-rsid="0034d01f" style:font-weight-asian="normal" style:font-weight-complex="normal"/>
    </style:style>
    <style:style style:name="P25" style:family="paragraph" style:parent-style-name="Standard">
      <style:text-properties fo:font-weight="normal" officeooo:rsid="0034d01f" officeooo:paragraph-rsid="0036aed4" style:font-weight-asian="normal" style:font-weight-complex="normal"/>
    </style:style>
    <style:style style:name="P26" style:family="paragraph" style:parent-style-name="Standard">
      <style:text-properties fo:font-weight="normal" officeooo:rsid="003cdec6" officeooo:paragraph-rsid="003cdec6" style:font-weight-asian="normal" style:font-weight-complex="normal"/>
    </style:style>
    <style:style style:name="P27" style:family="paragraph" style:parent-style-name="Standard">
      <style:text-properties fo:font-weight="normal" officeooo:rsid="003decd8" officeooo:paragraph-rsid="003decd8" style:font-weight-asian="normal" style:font-weight-complex="normal"/>
    </style:style>
    <style:style style:name="P28" style:family="paragraph" style:parent-style-name="Standard">
      <style:text-properties fo:font-weight="normal" officeooo:rsid="0048e44e" officeooo:paragraph-rsid="0048e44e" style:font-weight-asian="normal" style:font-weight-complex="normal"/>
    </style:style>
    <style:style style:name="P29" style:family="paragraph" style:parent-style-name="Standard">
      <style:text-properties fo:color="#000000" style:font-name="Monospace" fo:font-size="10pt" fo:font-weight="normal" officeooo:rsid="003decd8" officeooo:paragraph-rsid="003decd8" style:font-size-asian="10pt" style:font-weight-asian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4096c"/>
    </style:style>
    <style:style style:name="T2" style:family="text">
      <style:text-properties officeooo:rsid="0012c391"/>
    </style:style>
    <style:style style:name="T3" style:family="text">
      <style:text-properties officeooo:rsid="001c8e75"/>
    </style:style>
    <style:style style:name="T4" style:family="text">
      <style:text-properties officeooo:rsid="001feb7c"/>
    </style:style>
    <style:style style:name="T5" style:family="text">
      <style:text-properties officeooo:rsid="0020049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e1b52"/>
    </style:style>
    <style:style style:name="T8" style:family="text">
      <style:text-properties officeooo:rsid="002fa1fa"/>
    </style:style>
    <style:style style:name="T9" style:family="text">
      <style:text-properties officeooo:rsid="003186c3"/>
    </style:style>
    <style:style style:name="T10" style:family="text">
      <style:text-properties officeooo:rsid="0036aed4"/>
    </style:style>
    <style:style style:name="T11" style:family="text">
      <style:text-properties officeooo:rsid="00405004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5032" style:font-name="Monospace" fo:font-size="10pt" style:font-size-asian="10pt"/>
    </style:style>
    <style:style style:name="T15" style:family="text">
      <style:text-properties fo:color="#0000c0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dit arch/arm64/boot/dts/renesas/r8a7795.dtsi</text:p>
      <text:p text:style-name="P1"/>
      <text:p text:style-name="P1">tsc: thermal@e6198000 {</text:p>
      <text:p text:style-name="P1"><text:tab/><text:tab/><text:tab/>compatible = "renesas,r8a7795-thermal";</text:p>
      <text:p text:style-name="P1"><text:tab/><text:tab/><text:tab/>reg = &lt;0 0xe6198000 0 0x68&gt;,</text:p>
      <text:p text:style-name="P1"><text:tab/><text:tab/><text:tab/> <text:s text:c="5"/>&lt;0 0xe61a0000 0 0x5c&gt;,</text:p>
      <text:p text:style-name="P1"><text:tab/><text:tab/><text:tab/> <text:s text:c="5"/>&lt;0 0xe61a8000 0 0x5c&gt;;</text:p>
      <text:p text:style-name="P1"><text:tab/><text:tab/><text:tab/>interrupts = &lt;GIC_SPI 67 IRQ_TYPE_LEVEL_HIGH&gt;,</text:p>
      <text:p text:style-name="P1"><text:tab/><text:tab/><text:tab/><text:tab/> <text:s text:c="4"/>&lt;GIC_SPI 68 IRQ_TYPE_LEVEL_HIGH&gt;,</text:p>
      <text:p text:style-name="P1"><text:tab/><text:tab/><text:tab/><text:tab/> <text:s text:c="4"/>&lt;GIC_SPI 69 IRQ_TYPE_LEVEL_HIGH&gt;;</text:p>
      <text:p text:style-name="P1"><text:tab/><text:tab/><text:tab/>clocks = &lt;&amp;cpg CPG_MOD 522&gt;;</text:p>
      <text:p text:style-name="P1"><text:tab/><text:tab/><text:tab/>power-domains = &lt;&amp;sysc R8A7795_PD_ALWAYS_ON&gt;;</text:p>
      <text:p text:style-name="P1"><text:tab/><text:tab/><text:tab/>resets = &lt;&amp;cpg 522&gt;;</text:p>
      <text:p text:style-name="P1"><text:tab/><text:tab/><text:tab/>#thermal-sensor-cells = &lt;1&gt;;</text:p>
      <text:p text:style-name="P1"><text:tab/><text:tab/><text:tab/>status = "okay";</text:p>
      <text:p text:style-name="P1"><text:tab/><text:tab/>};</text:p>
      <text:p text:style-name="P1"/>
      <text:p text:style-name="P1"/>
      <text:p text:style-name="P1"/>
      <text:p text:style-name="P4">Lọai thermal A có 3 chip mà nó có địa chỉ base có thể tra cứu trong HWN</text:p>
      <text:p text:style-name="P4"/>
      <text:p text:style-name="P2">0xe6198000</text:p>
      <text:p text:style-name="P2"><text:span text:style-name="T1">0</text:span>xe61a0000</text:p>
      <text:p text:style-name="P2">0xe61a8000</text:p>
      <text:p text:style-name="P2"/>
      <text:p text:style-name="P4">Và lần lượt <text:s/><text:span text:style-name="T2">0x68, <text:s/>0x5c, <text:s/>0x5c </text:span>là dải địa chỉ được phép truy cập từ địa chỉ base.</text:p>
      <text:p text:style-name="P4"/>
      <text:p text:style-name="P4"/>
      <text:p text:style-name="P5">Mô-đun này được coi là chức năng không liên quan đến an toàn trong trường hợp các sản phẩm hỗ trợ an toàn chức năng.</text:p>
      <text:p text:style-name="P5">LSI này cung cấp một mô-đun cảm biến nhiệt đo nhiệt độ (Tj) bên trong LSI. Mô-đun cảm biến nhiệt cũng bao gồm một mô-đun giám sát điện áp nội bộ chip để đo điện áp cung cấp (VDD) bên trong LSI.</text:p>
      <text:p text:style-name="P5"/>
      <text:p text:style-name="P5"/>
      <text:p text:style-name="P6">r8a77995 D3: Đang đến đoạn sao 1 chip mà tại device khai báo dải thanh ghi có 2 dải?.</text:p>
      <text:p text:style-name="P6"/>
      <text:p text:style-name="P6"/>
      <text:p text:style-name="P6"/>
      <text:p text:style-name="P6">* <text:span text:style-name="T5">Phần này học dựa vào học trong device-tree của r8a7796 và rcar_gen3_thermal.c.</text:span></text:p>
      <text:p text:style-name="P6"/>
      <text:p text:style-name="P7">Nếu xóa <text:span text:style-name="T3">thermalsensor3 trong device -tree thì báo lỗi ko register thằng thermal 3.</text:span></text:p>
      <text:p text:style-name="P9">rcar_gen3_thermal e6198000.thermal: Can't register thermal zone</text:p>
      <text:p text:style-name="P8"/>
      <text:p text:style-name="P8">Như vậy, đoán cho rằng khi for 3 lần trong hàm <text:span text:style-name="T4">modprobe, tương ứng mỗi thanh ghi được kết hợp với mỗi chỉ số thermal.</text:span></text:p>
      <text:p text:style-name="P8"/>
      <text:p text:style-name="P11">Trong vòng for ta có </text:p>
      <text:p text:style-name="P11">r<text:span text:style-name="T6">es = platform_get_resource(pdev, IORESOURCE_MEM, i);</text:span></text:p>
      <text:p text:style-name="P11"/>
      <text:p text:style-name="P12">khẳng định rằng get resource theo thứ tự chỉ số i tương ứng với khai báo trong device-tree</text:p>
      <text:p text:style-name="P12"/>
      <text:p text:style-name="P13"><text:soft-page-break/><text:tab/><text:tab/><text:tab/>reg = &lt;0 0xe6198000 0 0x100&gt;,</text:p>
      <text:p text:style-name="P13"><text:tab/><text:tab/><text:tab/> <text:s text:c="5"/>&lt;0 0xe61a0000 0 0x100&gt;,</text:p>
      <text:p text:style-name="P13"><text:tab/><text:tab/><text:tab/> <text:s text:c="5"/>&lt;0 0xe61a8000 0 0x100&gt;;</text:p>
      <text:p text:style-name="P13"/>
      <text:p text:style-name="P13"><text:tab/><text:tab/><text:span text:style-name="T6">res = platform_get_resource(pdev, IORESOURCE_MEM, i);</text:span></text:p>
      <text:p text:style-name="P14"><text:tab/><text:tab/>if (!res)</text:p>
      <text:p text:style-name="P14"><text:tab/><text:tab/><text:tab/>break;</text:p>
      <text:p text:style-name="P14"/>
      <text:p text:style-name="P14"/>
      <text:p text:style-name="P15">Như vậy nó không get được resource là nó break luôn.</text:p>
      <text:p text:style-name="P15"/>
      <text:p text:style-name="P16">Nếu khai báo 3 thermal mà trong reg chỉ để 1 thanh ghi và các địa chỉ tham chiếu, =&gt; vẫn chỉ probe 1 thermal.</text:p>
      <text:p text:style-name="P16"/>
      <text:p text:style-name="P17">Hay nhớ nhầm: truy cập các phần tử từ con trỏ struct *p thì dùng p-&gt;element.</text:p>
      <text:p text:style-name="P17">Nếu muốn truyền vào con trỏ được trỏ bởi con trỏ struct thì dùng &amp;p→element.</text:p>
      <text:p text:style-name="P17"/>
      <text:p text:style-name="P17"/>
      <text:p text:style-name="P18">Với thằng thermal được đặt trong drivers/thermal/rcar_thermal.c</text:p>
      <text:p text:style-name="P18"/>
      <text:p text:style-name="P18">thì trong Ubuntu, truy cập vào /sys/class/thermal/</text:p>
      <text:p text:style-name="P17"/>
      <text:p text:style-name="P15"/>
      <text:p text:style-name="P19">Nếu để chỉ còn thermal 1</text:p>
      <text:p text:style-name="P19"/>
      <text:p text:style-name="P10">func rcar_gen3_thermal_probe line 427 a1=965 a2=953 b1=323853 b2=324268</text:p>
      <text:p text:style-name="P19"/>
      <text:p text:style-name="P19"/>
      <text:p text:style-name="P20">Nó có các hằng số Plat1, Plat2, Plat3;</text:p>
      <text:p text:style-name="P21">Các hằng số này phục vụ việc tính toán nhiệt độ</text:p>
      <text:p text:style-name="P21"/>
      <text:p text:style-name="P21"><text:span text:style-name="T7">Giờ đang đ</text:span>ọc từ các thanh ghi PLAT-X; Đọc <text:span text:style-name="T8">ra đều bằng 0?;</text:span></text:p>
      <text:p text:style-name="P21"/>
      <text:p text:style-name="P21"/>
      <text:p text:style-name="P22">Tìm hiểu công thức tính nhiệt độ</text:p>
      <text:p text:style-name="P22"/>
      <text:p text:style-name="P23">(Bắt đầu từ ngày 20180831)</text:p>
      <text:p text:style-name="P23"/>
      <text:p text:style-name="P23"/>
      <text:p text:style-name="P23">- Đọc <text:span text:style-name="T9">ghi từ các thanh ghi OK.</text:span></text:p>
      <text:p text:style-name="P23"/>
      <text:p text:style-name="P23"/>
      <text:p text:style-name="P24">Đọc hiểu trang</text:p>
      <text:p text:style-name="P24"/>
      <text:p text:style-name="P24">10A.3.1.1</text:p>
      <text:p text:style-name="P25"><text:s/><text:span text:style-name="T10">Setting of Normal Mode</text:span></text:p>
      <text:p text:style-name="P25"/>
      <text:p text:style-name="P25"/>
      <text:p text:style-name="P25"/>
      <text:p text:style-name="P25"/>
      <text:p text:style-name="P25"/>
      <text:p text:style-name="P23"/>
      <text:p text:style-name="P23"><text:soft-page-break/></text:p>
      <text:p text:style-name="P23"/>
      <text:p text:style-name="P26">Về device-tree</text:p>
      <text:p text:style-name="P26"/>
      <text:p text:style-name="P26">Node device-tree của thermal chúng ta có thể khai báo như sau</text:p>
      <text:p text:style-name="P27"><text:tab/><text:tab/>tsc: Hoan@Thien-Ha {</text:p>
      <text:p text:style-name="P27"><text:tab/><text:tab/><text:tab/>compatible = "renesas,r8a7795-thermal";</text:p>
      <text:p text:style-name="P27"><text:tab/><text:tab/><text:tab/>reg = &lt;0 0xe6198000 0 0x100&gt;,</text:p>
      <text:p text:style-name="P27"><text:tab/><text:tab/><text:tab/> <text:s text:c="5"/>&lt;0 0xe61a0000 0 0x100&gt;,</text:p>
      <text:p text:style-name="P27"><text:tab/><text:tab/><text:tab/> <text:s text:c="5"/>&lt;0 0xe61a8000 0 0x100&gt;;</text:p>
      <text:p text:style-name="P27"><text:tab/><text:tab/><text:tab/>interrupts = &lt;GIC_SPI 67 IRQ_TYPE_LEVEL_HIGH&gt;,</text:p>
      <text:p text:style-name="P27"><text:tab/><text:tab/><text:tab/><text:tab/> <text:s text:c="4"/>&lt;GIC_SPI 68 IRQ_TYPE_LEVEL_HIGH&gt;,</text:p>
      <text:p text:style-name="P27"><text:tab/><text:tab/><text:tab/><text:tab/> <text:s text:c="4"/>&lt;GIC_SPI 69 IRQ_TYPE_LEVEL_HIGH&gt;;</text:p>
      <text:p text:style-name="P27"><text:tab/><text:tab/><text:tab/>clocks = &lt;&amp;cpg CPG_MOD 522&gt;;</text:p>
      <text:p text:style-name="P27"><text:tab/><text:tab/><text:tab/>power-domains = &lt;&amp;sysc R8A7795_PD_ALWAYS_ON&gt;;</text:p>
      <text:p text:style-name="P27"><text:tab/><text:tab/><text:tab/>resets = &lt;&amp;cpg 522&gt;;</text:p>
      <text:p text:style-name="P27"><text:tab/><text:tab/><text:tab/>#thermal-sensor-cells = &lt;1&gt;;</text:p>
      <text:p text:style-name="P27"><text:tab/><text:tab/>};</text:p>
      <text:p text:style-name="P27"/>
      <text:p text:style-name="P27">- <text:span text:style-name="T11">Trong hàm probe, ta có tương ứng:</text:span></text:p>
      <text:p text:style-name="P27"/>
      <text:p text:style-name="P27"/>
      <text:p text:style-name="P27"><text:span text:style-name="T12">struct</text:span><text:span text:style-name="T13"> </text:span><text:span text:style-name="T14">rcar_gen3_thermal_priv</text:span><text:span text:style-name="T13"> *priv;</text:span></text:p>
      <text:p text:style-name="P30"><text:span text:style-name="T13"><text:tab/></text:span><text:span text:style-name="T12">struct</text:span><text:span text:style-name="T13"> </text:span><text:span text:style-name="T14">device</text:span><text:span text:style-name="T13"> *dev = &amp;pdev-&gt;</text:span><text:span text:style-name="T15">dev</text:span><text:span text:style-name="T13">;</text:span></text:p>
      <text:p text:style-name="P30"><text:span text:style-name="T13"><text:tab/></text:span><text:span text:style-name="T12">struct</text:span><text:span text:style-name="T13"> </text:span><text:span text:style-name="T14">resource</text:span><text:span text:style-name="T13"> *res;</text:span></text:p>
      <text:p text:style-name="P27"><text:span text:style-name="T13"><text:tab/></text:span><text:span text:style-name="T12">struct</text:span><text:span text:style-name="T13"> </text:span><text:span text:style-name="T14">thermal_zone_device</text:span><text:span text:style-name="T13"> *zone;</text:span></text:p>
      <text:p text:style-name="P29"/>
      <text:p text:style-name="P27"/>
      <text:p text:style-name="P28">root@linaro-nano:~# dmesg | grep thermal</text:p>
      <text:p text:style-name="P28">[ <text:s text:c="3"/>2.828301] file drivers/thermal/rcar_gen3_thermal.c func rcar_gen3_thermal_probe line 391 pdev-&gt;name e6198000.Hoan</text:p>
      <text:p text:style-name="P28">[ <text:s text:c="3"/>2.828818] file drivers/thermal/rcar_gen3_thermal.c func rcar_gen3_thermal_probe line 443 res-&gt;name Hoan@Thien-Ha res-&gt;parent (nul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3:52:19.064117922</meta:creation-date>
    <meta:generator>LibreOffice/5.1.6.2$Linux_X86_64 LibreOffice_project/10m0$Build-2</meta:generator>
    <dc:date>2018-10-25T17:53:34.991294508</dc:date>
    <meta:editing-duration>PT15H57M53S</meta:editing-duration>
    <meta:editing-cycles>41</meta:editing-cycles>
    <meta:document-statistic meta:table-count="0" meta:image-count="0" meta:object-count="0" meta:page-count="3" meta:paragraph-count="76" meta:word-count="552" meta:character-count="3503" meta:non-whitespace-character-count="2862"/>
  </office:meta>
</office:document-meta>
</file>